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use-window-font-color="tru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ject name </text:span>: ${project.name}</text:p>
      <text:p text:style-name="Standard"/>
      <text:p text:style-name="P1">Lines : </text:p>
      <text:p text:style-name="Standard">[#list lines as line]</text:p>
      <text:p text:style-name="Standard"><text:s text:c="4"/>${line.reference}</text:p>
      <text:p text:style-name="Standard">[/#list]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2-09T14:01:11.21</meta:creation-date>
    <dc:date>2011-02-10T19:37:54.59</dc:date>
    <dc:creator>Angelo ZERR</dc:creator>
    <meta:editing-duration>PT5H58M1S</meta:editing-duration>
    <meta:editing-cycles>15</meta:editing-cycles>
    <meta:generator>LibreOffice/3.3$Win32 LibreOffice_project/330m19$Build-6</meta:generator>
    <meta:document-statistic meta:table-count="1" meta:image-count="0" meta:object-count="0" meta:page-count="1" meta:paragraph-count="5" meta:word-count="12" meta:character-count="88"/>
  </office:meta>
</office:document-meta>
</file>